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296.39pt"/>
    </style:style>
    <style:style style:name="co11" style:family="table-column">
      <style:table-column-properties fo:break-before="auto" style:column-width="154.35pt"/>
    </style:style>
    <style:style style:name="co12" style:family="table-column">
      <style:table-column-properties fo:break-before="auto" style:column-width="118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8" style:family="table-cell" style:parent-style-name="Default">
      <style:table-cell-properties fo:background-color="#ffffff"/>
      <style:text-properties style:font-name="Liberation Sans1"/>
    </style:style>
    <style:style style:name="ce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shadow="#808080 4.99pt 4.99pt"/>
    </style:style>
    <style:style style:name="ce1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11"/>
    <style:style style:name="ce21" style:family="table-cell" style:parent-style-name="Default">
      <style:table-cell-properties style:text-align-source="value-type" style:repeat-content="false"/>
      <style:paragraph-properties fo:margin-left="0pt"/>
    </style:style>
    <style:style style:name="ce2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shadow="#808080 4.99pt 4.99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6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9"/>
    <style:style style:name="ce3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ext-properties fo:color="#000000" style:font-weight-asian="normal"/>
    </style:style>
    <style:style style:name="ce3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 style:data-style-name="N11">
      <style:table-cell-properties fo:background-color="#dddddd" style:cell-protect="none" style:print-content="true"/>
    </style:style>
    <style:style style:name="ce36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 style:data-style-name="N129">
      <style:text-properties fo:font-weight="bold" style:font-weight-asian="bold" style:font-weight-complex="bold"/>
    </style:style>
    <style:style style:name="ce39" style:family="table-cell" style:parent-style-name="Default" style:data-style-name="N125"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26"/>
    <style:style style:name="ce45" style:family="table-cell" style:parent-style-name="Default" style:data-style-name="N127"/>
    <style:style style:name="ce46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>
        <table:table-column table:style-name="co3" table:default-cell-style-name="ce13"/>
        <table:table-column table:style-name="co4" table:default-cell-style-name="ce18"/>
        <table:table-column table:style-name="co2" table:number-columns-repeated="2" table:default-cell-style-name="Default"/>
        <table:table-row table:style-name="ro3">
          <table:table-cell table:style-name="ce9" office:value-type="string" calcext:value-type="string" table:number-columns-spanned="2" table:number-rows-spanned="1">
            <text:p>Previous and Current Year Financials</text:p>
          </table:table-cell>
          <table:covered-table-cell table:style-name="ce14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This worksheet contains: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/>
          <table:table-cell table:style-name="ce21"/>
        </table:table-row>
        <table:table-row table:style-name="ro2">
          <table:table-cell table:style-name="ce10" office:value-type="string" calcext:value-type="string">
            <text:p>In this and other worksheets, grey cells are editable and need to be populated.</text:p>
          </table:table-cell>
          <table:table-cell table:style-name="ce16"/>
          <table:table-cell/>
          <table:table-cell table:style-name="ce21"/>
        </table:table-row>
        <table:table-row table:style-name="ro2">
          <table:table-cell table:style-name="ce10"/>
          <table:table-cell table:style-name="ce16"/>
          <table:table-cell/>
          <table:table-cell table:style-name="ce21"/>
        </table:table-row>
        <table:table-row table:style-name="ro2">
          <table:table-cell table:style-name="ce12" table:number-columns-spanned="2" table:number-rows-spanned="1"/>
          <table:covered-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7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823896" calcext:value-type="currency">
            <office:annotation draw:style-name="gr1" draw:text-style-name="P2" svg:width="82.18pt" svg:height="117.67pt" svg:x="411.45pt" svg:y="104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823,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907896" calcext:value-type="currency">
            <text:p>R 907,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81569" calcext:value-type="currency">
            <office:annotation draw:style-name="gr2" draw:text-style-name="P2" svg:width="82.18pt" svg:height="128.86pt" svg:x="411.45pt" svg:y="129.63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81,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65000" calcext:value-type="currency">
            <office:annotation draw:style-name="gr3" draw:text-style-name="P2" svg:width="82.18pt" svg:height="140.06pt" svg:x="411.45pt" svg:y="142.41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65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70000" calcext:value-type="currency">
            <text:p>R 57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9" office:value-type="percentage" office:value="0.07" calcext:value-type="percentage">
            <office:annotation draw:style-name="gr4" draw:text-style-name="P2" svg:width="82.18pt" svg:height="84.08pt" svg:x="411.45pt" svg:y="168.0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9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0"/>
          <table:table-cell table:number-columns-repeated="2"/>
        </table:table-row>
      </table:table>
      <table:table table:name="Ten Year Plan" table:style-name="ta1">
        <table:table-column table:style-name="co5" table:default-cell-style-name="ce26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8"/>
        <table:table-column table:style-name="co2" table:default-cell-style-name="Default"/>
        <table:table-column table:style-name="co2" table:number-columns-repeated="10" table:default-cell-style-name="ce30"/>
        <table:table-row table:style-name="ro3">
          <table:table-cell table:style-name="ce22" office:value-type="string" calcext:value-type="string" table:number-columns-spanned="4" table:number-rows-spanned="1">
            <text:p>Ten Year Plan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Budgeted items would include: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<text:s/>- Repainting <text:s/>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<text:s/>- Security enhancements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<text:s/>- Gutter and drainpipe repairs and replacment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table:number-columns-spanned="4" table:number-rows-spanned="1"/>
          <table:covered-table-cell table:number-columns-repeated="3" table:style-name="ce1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3" table:number-columns-spanned="4" table:number-rows-spanned="1"/>
          <table:covered-table-cell table:number-columns-repeated="3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4" office:value-type="string" calcext:value-type="string">
            <text:p>Item</text:p>
          </table:table-cell>
          <table:table-cell table:style-name="ce27" office:value-type="string" calcext:value-type="string">
            <text:p>Start Year</text:p>
          </table:table-cell>
          <table:table-cell table:style-name="ce27" office:value-type="string" calcext:value-type="string">
            <text:p>End Year</text:p>
          </table:table-cell>
          <table:table-cell table:style-name="ce27" office:value-type="string" calcext:value-type="string">
            <text:p>Step (years)</text:p>
          </table:table-cell>
          <table:table-cell table:style-name="ce27" office:value-type="string" calcext:value-type="string">
            <text:p>Annual amount (real)</text:p>
          </table:table-cell>
          <table:table-cell/>
          <table:table-cell table:style-name="ce29" table:formula="of:=['Current Financials'.B11]" office:value-type="float" office:value="2018" calcext:value-type="float">
            <text:p>2018</text:p>
          </table:table-cell>
          <table:table-cell table:style-name="ce29" table:formula="of:=[.G15]+1" office:value-type="float" office:value="2019" calcext:value-type="float">
            <text:p>2019</text:p>
          </table:table-cell>
          <table:table-cell table:style-name="ce29" table:formula="of:=[.H15]+1" office:value-type="float" office:value="2020" calcext:value-type="float">
            <text:p>2020</text:p>
          </table:table-cell>
          <table:table-cell table:style-name="ce29" table:formula="of:=[.I15]+1" office:value-type="float" office:value="2021" calcext:value-type="float">
            <text:p>2021</text:p>
          </table:table-cell>
          <table:table-cell table:style-name="ce29" table:formula="of:=[.J15]+1" office:value-type="float" office:value="2022" calcext:value-type="float">
            <text:p>2022</text:p>
          </table:table-cell>
          <table:table-cell table:style-name="ce29" table:formula="of:=[.K15]+1" office:value-type="float" office:value="2023" calcext:value-type="float">
            <text:p>2023</text:p>
          </table:table-cell>
          <table:table-cell table:style-name="ce29" table:formula="of:=[.L15]+1" office:value-type="float" office:value="2024" calcext:value-type="float">
            <text:p>2024</text:p>
          </table:table-cell>
          <table:table-cell table:style-name="ce29" table:formula="of:=[.M15]+1" office:value-type="float" office:value="2025" calcext:value-type="float">
            <text:p>2025</text:p>
          </table:table-cell>
          <table:table-cell table:style-name="ce29" table:formula="of:=[.N15]+1" office:value-type="float" office:value="2026" calcext:value-type="float">
            <text:p>2026</text:p>
          </table:table-cell>
          <table:table-cell table:style-name="ce29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5" office:value-type="string" calcext:value-type="string">
            <text:p>Repainting woodwork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70000" calcext:value-type="currency">
            <text:p>R 270,000</text:p>
          </table:table-cell>
          <table:table-cell/>
          <table:table-cell table:formula="of:=(IF(OR([.G$15]&lt;[.$B16];[.G$15]&gt;[.$C16]);0;IF(MOD([.G$15]-[.$B16]; [.$D16]) = 0; [.$E16]; 0)))*(1+['Current Financials'.$B$17])^([.G$15]-['Current Financials'.$B$11])" office:value-type="currency" office:currency="ZAR" office:value="270000" calcext:value-type="currency">
            <text:p>R 270,000</text:p>
          </table:table-cell>
          <table:table-cell table:formula="of:=(IF(OR([.H$15]&lt;[.$B16];[.H$15]&gt;[.$C16]);0;IF(MOD([.H$15]-[.$B16]; [.$D16]) = 0; [.$E1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6];[.I$15]&gt;[.$C16]);0;IF(MOD([.I$15]-[.$B16]; [.$D16]) = 0; [.$E1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6];[.K$15]&gt;[.$C16]);0;IF(MOD([.K$15]-[.$B16]; [.$D16]) = 0; [.$E1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10000" calcext:value-type="currency">
            <text:p>R 710,000</text:p>
          </table:table-cell>
          <table:table-cell/>
          <table:table-cell table:formula="of:=(IF(OR([.G$15]&lt;[.$B17];[.G$15]&gt;[.$C17]);0;IF(MOD([.G$15]-[.$B17]; [.$D17]) = 0; [.$E1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7];[.I$15]&gt;[.$C17]);0;IF(MOD([.I$15]-[.$B17]; [.$D17]) = 0; [.$E1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7];[.J$15]&gt;[.$C17]);0;IF(MOD([.J$15]-[.$B17]; [.$D17]) = 0; [.$E17]; 0)))*(1+['Current Financials'.$B$17])^([.J$15]-['Current Financials'.$B$11])" office:value-type="currency" office:currency="ZAR" office:value="869780.53" calcext:value-type="currency">
            <text:p>R 869,781</text:p>
          </table:table-cell>
          <table:table-cell table:formula="of:=(IF(OR([.K$15]&lt;[.$B17];[.K$15]&gt;[.$C17]);0;IF(MOD([.K$15]-[.$B17]; [.$D17]) = 0; [.$E1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7];[.O$15]&gt;[.$C17]);0;IF(MOD([.O$15]-[.$B17]; [.$D17]) = 0; [.$E1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40000" calcext:value-type="currency">
            <text:p>R 240,000</text:p>
          </table:table-cell>
          <table:table-cell/>
          <table:table-cell table:formula="of:=(IF(OR([.G$15]&lt;[.$B18];[.G$15]&gt;[.$C18]);0;IF(MOD([.G$15]-[.$B18]; [.$D18]) = 0; [.$E1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8];[.I$15]&gt;[.$C18]);0;IF(MOD([.I$15]-[.$B18]; [.$D18]) = 0; [.$E1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7])^([.L$15]-['Current Financials'.$B$11])" office:value-type="currency" office:currency="ZAR" office:value="336612.415368" calcext:value-type="currency">
            <text:p>R 336,612</text:p>
          </table:table-cell>
          <table:table-cell table:formula="of:=(IF(OR([.M$15]&lt;[.$B18];[.M$15]&gt;[.$C18]);0;IF(MOD([.M$15]-[.$B18]; [.$D18]) = 0; [.$E1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8];[.O$15]&gt;[.$C18]);0;IF(MOD([.O$15]-[.$B18]; [.$D18]) = 0; [.$E1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19];[.G$15]&gt;[.$C19]);0;IF(MOD([.G$15]-[.$B19]; [.$D19]) = 0; [.$E1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7])^([.I$15]-['Current Financials'.$B$11])" office:value-type="currency" office:currency="ZAR" office:value="114490" calcext:value-type="currency">
            <text:p>R 114,490</text:p>
          </table:table-cell>
          <table:table-cell table:formula="of:=(IF(OR([.J$15]&lt;[.$B19];[.J$15]&gt;[.$C19]);0;IF(MOD([.J$15]-[.$B19]; [.$D19]) = 0; [.$E1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9];[.M$15]&gt;[.$C19]);0;IF(MOD([.M$15]-[.$B19]; [.$D19]) = 0; [.$E1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Water-wise plant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" calcext:value-type="currency">
            <text:p>R 5,000</text:p>
          </table:table-cell>
          <table:table-cell/>
          <table:table-cell table:formula="of:=(IF(OR([.G$15]&lt;[.$B20];[.G$15]&gt;[.$C20]);0;IF(MOD([.G$15]-[.$B20]; [.$D20]) = 0; [.$E20]; 0)))*(1+['Current Financials'.$B$17])^([.G$15]-['Current Financials'.$B$11])" office:value-type="currency" office:currency="ZAR" office:value="5000" calcext:value-type="currency">
            <text:p>R 5,000</text:p>
          </table:table-cell>
          <table:table-cell table:formula="of:=(IF(OR([.H$15]&lt;[.$B20];[.H$15]&gt;[.$C20]);0;IF(MOD([.H$15]-[.$B20]; [.$D20]) = 0; [.$E20]; 0)))*(1+['Current Financials'.$B$17])^([.H$15]-['Current Financials'.$B$11])" office:value-type="currency" office:currency="ZAR" office:value="5350" calcext:value-type="currency">
            <text:p>R 5,350</text:p>
          </table:table-cell>
          <table:table-cell table:formula="of:=(IF(OR([.I$15]&lt;[.$B20];[.I$15]&gt;[.$C20]);0;IF(MOD([.I$15]-[.$B20]; [.$D20]) = 0; [.$E20]; 0)))*(1+['Current Financials'.$B$17])^([.I$15]-['Current Financials'.$B$11])" office:value-type="currency" office:currency="ZAR" office:value="5724.5" calcext:value-type="currency">
            <text:p>R 5,725</text:p>
          </table:table-cell>
          <table:table-cell table:formula="of:=(IF(OR([.J$15]&lt;[.$B20];[.J$15]&gt;[.$C20]);0;IF(MOD([.J$15]-[.$B20]; [.$D20]) = 0; [.$E20]; 0)))*(1+['Current Financials'.$B$17])^([.J$15]-['Current Financials'.$B$11])" office:value-type="currency" office:currency="ZAR" office:value="6125.215" calcext:value-type="currency">
            <text:p>R 6,125</text:p>
          </table:table-cell>
          <table:table-cell table:formula="of:=(IF(OR([.K$15]&lt;[.$B20];[.K$15]&gt;[.$C20]);0;IF(MOD([.K$15]-[.$B20]; [.$D20]) = 0; [.$E20]; 0)))*(1+['Current Financials'.$B$17])^([.K$15]-['Current Financials'.$B$11])" office:value-type="currency" office:currency="ZAR" office:value="6553.98005" calcext:value-type="currency">
            <text:p>R 6,554</text:p>
          </table:table-cell>
          <table:table-cell table:formula="of:=(IF(OR([.L$15]&lt;[.$B20];[.L$15]&gt;[.$C20]);0;IF(MOD([.L$15]-[.$B20]; [.$D20]) = 0; [.$E20]; 0)))*(1+['Current Financials'.$B$17])^([.L$15]-['Current Financials'.$B$11])" office:value-type="currency" office:currency="ZAR" office:value="7012.7586535" calcext:value-type="currency">
            <text:p>R 7,013</text:p>
          </table:table-cell>
          <table:table-cell table:formula="of:=(IF(OR([.M$15]&lt;[.$B20];[.M$15]&gt;[.$C20]);0;IF(MOD([.M$15]-[.$B20]; [.$D20]) = 0; [.$E20]; 0)))*(1+['Current Financials'.$B$17])^([.M$15]-['Current Financials'.$B$11])" office:value-type="currency" office:currency="ZAR" office:value="7503.651759245" calcext:value-type="currency">
            <text:p>R 7,504</text:p>
          </table:table-cell>
          <table:table-cell table:formula="of:=(IF(OR([.N$15]&lt;[.$B20];[.N$15]&gt;[.$C20]);0;IF(MOD([.N$15]-[.$B20]; [.$D20]) = 0; [.$E20]; 0)))*(1+['Current Financials'.$B$17])^([.N$15]-['Current Financials'.$B$11])" office:value-type="currency" office:currency="ZAR" office:value="8028.90738239215" calcext:value-type="currency">
            <text:p>R 8,029</text:p>
          </table:table-cell>
          <table:table-cell table:formula="of:=(IF(OR([.O$15]&lt;[.$B20];[.O$15]&gt;[.$C20]);0;IF(MOD([.O$15]-[.$B20]; [.$D20]) = 0; [.$E20]; 0)))*(1+['Current Financials'.$B$17])^([.O$15]-['Current Financials'.$B$11])" office:value-type="currency" office:currency="ZAR" office:value="8590.9308991596" calcext:value-type="currency">
            <text:p>R 8,591</text:p>
          </table:table-cell>
          <table:table-cell table:formula="of:=(IF(OR([.P$15]&lt;[.$B20];[.P$15]&gt;[.$C20]);0;IF(MOD([.P$15]-[.$B20]; [.$D20]) = 0; [.$E20]; 0)))*(1+['Current Financials'.$B$17])^([.P$15]-['Current Financials'.$B$11])" office:value-type="currency" office:currency="ZAR" office:value="9192.29606210078" calcext:value-type="currency">
            <text:p>R 9,192</text:p>
          </table:table-cell>
        </table:table-row>
        <table:table-row table:style-name="ro2">
          <table:table-cell table:style-name="ce25"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1];[.G$15]&gt;[.$C21]);0;IF(MOD([.G$15]-[.$B21]; [.$D21]) = 0; [.$E2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1];[.L$15]&gt;[.$C21]);0;IF(MOD([.L$15]-[.$B21]; [.$D21]) = 0; [.$E2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7])^([.N$15]-['Current Financials'.$B$11])" office:value-type="currency" office:currency="ZAR" office:value="128462.518118274" calcext:value-type="currency">
            <text:p>R 128,463</text:p>
          </table:table-cell>
          <table:table-cell table:formula="of:=(IF(OR([.O$15]&lt;[.$B21];[.O$15]&gt;[.$C21]);0;IF(MOD([.O$15]-[.$B21]; [.$D21]) = 0; [.$E2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25000" calcext:value-type="currency">
            <text:p>R 125,000</text:p>
          </table:table-cell>
          <table:table-cell/>
          <table:table-cell table:formula="of:=(IF(OR([.G$15]&lt;[.$B22];[.G$15]&gt;[.$C22]);0;IF(MOD([.G$15]-[.$B22]; [.$D22]) = 0; [.$E2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7])^([.I$15]-['Current Financials'.$B$11])" office:value-type="currency" office:currency="ZAR" office:value="143112.5" calcext:value-type="currency">
            <text:p>R 143,113</text:p>
          </table:table-cell>
          <table:table-cell table:formula="of:=(IF(OR([.J$15]&lt;[.$B22];[.J$15]&gt;[.$C22]);0;IF(MOD([.J$15]-[.$B22]; [.$D22]) = 0; [.$E22]; 0)))*(1+['Current Financials'.$B$17])^([.J$15]-['Current Financials'.$B$11])" office:value-type="currency" office:currency="ZAR" office:value="153130.375" calcext:value-type="currency">
            <text:p>R 153,130</text:p>
          </table:table-cell>
          <table:table-cell table:formula="of:=(IF(OR([.K$15]&lt;[.$B22];[.K$15]&gt;[.$C22]);0;IF(MOD([.K$15]-[.$B22]; [.$D22]) = 0; [.$E2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Fibre-optic installation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00" calcext:value-type="currency">
            <text:p>R 500,000</text:p>
          </table:table-cell>
          <table:table-cell/>
          <table:table-cell table:formula="of:=(IF(OR([.G$15]&lt;[.$B23];[.G$15]&gt;[.$C23]);0;IF(MOD([.G$15]-[.$B23]; [.$D23]) = 0; [.$E2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7])^([.J$15]-['Current Financials'.$B$11])" office:value-type="currency" office:currency="ZAR" office:value="612521.5" calcext:value-type="currency">
            <text:p>R 612,522</text:p>
          </table:table-cell>
          <table:table-cell table:formula="of:=(IF(OR([.K$15]&lt;[.$B23];[.K$15]&gt;[.$C23]);0;IF(MOD([.K$15]-[.$B23]; [.$D23]) = 0; [.$E2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300000" calcext:value-type="currency">
            <text:p>R 300,000</text:p>
          </table:table-cell>
          <table:table-cell/>
          <table:table-cell table:formula="of:=(IF(OR([.G$15]&lt;[.$B24];[.G$15]&gt;[.$C24]);0;IF(MOD([.G$15]-[.$B24]; [.$D24]) = 0; [.$E2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7])^([.L$15]-['Current Financials'.$B$11])" office:value-type="currency" office:currency="ZAR" office:value="420765.51921" calcext:value-type="currency">
            <text:p>R 420,766</text:p>
          </table:table-cell>
          <table:table-cell table:formula="of:=(IF(OR([.M$15]&lt;[.$B24];[.M$15]&gt;[.$C24]);0;IF(MOD([.M$15]-[.$B24]; [.$D24]) = 0; [.$E2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25];[.G$15]&gt;[.$C25]);0;IF(MOD([.G$15]-[.$B25]; [.$D25]) = 0; [.$E2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7])^([.H$15]-['Current Financials'.$B$11])" office:value-type="currency" office:currency="ZAR" office:value="21400" calcext:value-type="currency">
            <text:p>R 21,400</text:p>
          </table:table-cell>
          <table:table-cell table:formula="of:=(IF(OR([.I$15]&lt;[.$B25];[.I$15]&gt;[.$C25]);0;IF(MOD([.I$15]-[.$B25]; [.$D25]) = 0; [.$E2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0" calcext:value-type="currency">
            <text:p>R 50,000</text:p>
          </table:table-cell>
          <table:table-cell/>
          <table:table-cell table:formula="of:=(IF(OR([.G$15]&lt;[.$B26];[.G$15]&gt;[.$C26]);0;IF(MOD([.G$15]-[.$B26]; [.$D26]) = 0; [.$E2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7])^([.M$15]-['Current Financials'.$B$11])" office:value-type="currency" office:currency="ZAR" office:value="75036.51759245" calcext:value-type="currency">
            <text:p>R 75,037</text:p>
          </table:table-cell>
          <table:table-cell table:formula="of:=(IF(OR([.N$15]&lt;[.$B26];[.N$15]&gt;[.$C26]);0;IF(MOD([.N$15]-[.$B26]; [.$D26]) = 0; [.$E2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Electric fenc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" calcext:value-type="currency">
            <text:p>R 25,000</text:p>
          </table:table-cell>
          <table:table-cell/>
          <table:table-cell table:formula="of:=(IF(OR([.G$15]&lt;[.$B27];[.G$15]&gt;[.$C27]);0;IF(MOD([.G$15]-[.$B27]; [.$D27]) = 0; [.$E2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7])^([.P$15]-['Current Financials'.$B$11])" office:value-type="currency" office:currency="ZAR" office:value="45961.4803105039" calcext:value-type="currency">
            <text:p>R 45,961</text:p>
          </table:table-cell>
        </table:table-row>
        <table:table-row table:style-name="ro2">
          <table:table-cell table:style-name="ce25"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currency" office:currency="ZAR" office:value="25000" calcext:value-type="currency">
            <text:p>R 25,000</text:p>
          </table:table-cell>
          <table:table-cell/>
          <table:table-cell table:formula="of:=(IF(OR([.G$15]&lt;[.$B28];[.G$15]&gt;[.$C28]);0;IF(MOD([.G$15]-[.$B28]; [.$D28]) = 0; [.$E2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7])^([.H$15]-['Current Financials'.$B$11])" office:value-type="currency" office:currency="ZAR" office:value="26750" calcext:value-type="currency">
            <text:p>R 26,750</text:p>
          </table:table-cell>
          <table:table-cell table:formula="of:=(IF(OR([.I$15]&lt;[.$B28];[.I$15]&gt;[.$C28]);0;IF(MOD([.I$15]-[.$B28]; [.$D28]) = 0; [.$E2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7])^([.J$15]-['Current Financials'.$B$11])" office:value-type="currency" office:currency="ZAR" office:value="30626.075" calcext:value-type="currency">
            <text:p>R 30,626</text:p>
          </table:table-cell>
          <table:table-cell table:formula="of:=(IF(OR([.K$15]&lt;[.$B28];[.K$15]&gt;[.$C28]);0;IF(MOD([.K$15]-[.$B28]; [.$D28]) = 0; [.$E2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7])^([.L$15]-['Current Financials'.$B$11])" office:value-type="currency" office:currency="ZAR" office:value="35063.7932675" calcext:value-type="currency">
            <text:p>R 35,064</text:p>
          </table:table-cell>
          <table:table-cell table:formula="of:=(IF(OR([.M$15]&lt;[.$B28];[.M$15]&gt;[.$C28]);0;IF(MOD([.M$15]-[.$B28]; [.$D28]) = 0; [.$E2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currency" office:currency="ZAR" office:value="6000" calcext:value-type="currency">
            <text:p>R 6,000</text:p>
          </table:table-cell>
          <table:table-cell/>
          <table:table-cell table:formula="of:=(IF(OR([.G$15]&lt;[.$B29];[.G$15]&gt;[.$C29]);0;IF(MOD([.G$15]-[.$B29]; [.$D29]) = 0; [.$E2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7])^([.H$15]-['Current Financials'.$B$11])" office:value-type="currency" office:currency="ZAR" office:value="6420" calcext:value-type="currency">
            <text:p>R 6,420</text:p>
          </table:table-cell>
          <table:table-cell table:formula="of:=(IF(OR([.I$15]&lt;[.$B29];[.I$15]&gt;[.$C29]);0;IF(MOD([.I$15]-[.$B29]; [.$D29]) = 0; [.$E2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7])^([.J$15]-['Current Financials'.$B$11])" office:value-type="currency" office:currency="ZAR" office:value="7350.258" calcext:value-type="currency">
            <text:p>R 7,350</text:p>
          </table:table-cell>
          <table:table-cell table:formula="of:=(IF(OR([.K$15]&lt;[.$B29];[.K$15]&gt;[.$C29]);0;IF(MOD([.K$15]-[.$B29]; [.$D29]) = 0; [.$E2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ClearVu fenc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60000" calcext:value-type="currency">
            <text:p>R 160,000</text:p>
          </table:table-cell>
          <table:table-cell/>
          <table:table-cell table:formula="of:=(IF(OR([.G$15]&lt;[.$B30];[.G$15]&gt;[.$C30]);0;IF(MOD([.G$15]-[.$B30]; [.$D30]) = 0; [.$E3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7])^([.M$15]-['Current Financials'.$B$11])" office:value-type="currency" office:currency="ZAR" office:value="240116.85629584" calcext:value-type="currency">
            <text:p>R 240,117</text:p>
          </table:table-cell>
          <table:table-cell table:formula="of:=(IF(OR([.N$15]&lt;[.$B30];[.N$15]&gt;[.$C30]);0;IF(MOD([.N$15]-[.$B30]; [.$D30]) = 0; [.$E3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Driveway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1];[.G$15]&gt;[.$C31]);0;IF(MOD([.G$15]-[.$B31]; [.$D31]) = 0; [.$E3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Pipes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2];[.G$15]&gt;[.$C32]);0;IF(MOD([.G$15]-[.$B32]; [.$D32]) = 0; [.$E3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Roof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3];[.G$15]&gt;[.$C33]);0;IF(MOD([.G$15]-[.$B33]; [.$D33]) = 0; [.$E3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Boundary wall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4];[.G$15]&gt;[.$C34]);0;IF(MOD([.G$15]-[.$B34]; [.$D34]) = 0; [.$E3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Pool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8000" calcext:value-type="currency">
            <text:p>R 48,000</text:p>
          </table:table-cell>
          <table:table-cell/>
          <table:table-cell table:formula="of:=(IF(OR([.G$15]&lt;[.$B35];[.G$15]&gt;[.$C35]);0;IF(MOD([.G$15]-[.$B35]; [.$D35]) = 0; [.$E3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7])^([.M$15]-['Current Financials'.$B$11])" office:value-type="currency" office:currency="ZAR" office:value="72035.056888752" calcext:value-type="currency">
            <text:p>R 72,035</text:p>
          </table:table-cell>
          <table:table-cell table:formula="of:=(IF(OR([.N$15]&lt;[.$B35];[.N$15]&gt;[.$C35]);0;IF(MOD([.N$15]-[.$B35]; [.$D35]) = 0; [.$E3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Replace gat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6];[.G$15]&gt;[.$C36]);0;IF(MOD([.G$15]-[.$B36]; [.$D36]) = 0; [.$E3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</table:table>
      <table:table table:name="Planning and Projections" table:style-name="ta1">
        <table:table-column table:style-name="co10" table:default-cell-style-name="Default"/>
        <table:table-column table:style-name="co2" table:default-cell-style-name="ce29"/>
        <table:table-column table:style-name="co2" table:number-columns-repeated="9" table:default-cell-style-name="Default"/>
        <table:table-row table:style-name="ro3">
          <table:table-cell table:style-name="ce22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6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6"/>
          <table:table-cell table:number-columns-repeated="10"/>
        </table:table-row>
        <table:table-row table:style-name="ro1">
          <table:table-cell table:style-name="ce16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16"/>
          <table:table-cell table:number-columns-repeated="10"/>
        </table:table-row>
        <table:table-row table:style-name="ro1">
          <table:table-cell table:style-name="ce6"/>
          <table:table-cell table:number-columns-repeated="10"/>
        </table:table-row>
        <table:table-row table:style-name="ro1">
          <table:table-cell table:style-name="ce31" office:value-type="string" calcext:value-type="string">
            <text:p>Year</text:p>
          </table:table-cell>
          <table:table-cell table:formula="of:=['Current Financials'.B11]" office:value-type="float" office:value="2018" calcext:value-type="float">
            <text:p>2018</text:p>
          </table:table-cell>
          <table:table-cell table:style-name="ce29" table:formula="of:=[.B15]+1" office:value-type="float" office:value="2019" calcext:value-type="float">
            <text:p>2019</text:p>
          </table:table-cell>
          <table:table-cell table:style-name="ce29" table:formula="of:=[.C15]+1" office:value-type="float" office:value="2020" calcext:value-type="float">
            <text:p>2020</text:p>
          </table:table-cell>
          <table:table-cell table:style-name="ce29" table:formula="of:=[.D15]+1" office:value-type="float" office:value="2021" calcext:value-type="float">
            <text:p>2021</text:p>
          </table:table-cell>
          <table:table-cell table:style-name="ce29" table:formula="of:=[.E15]+1" office:value-type="float" office:value="2022" calcext:value-type="float">
            <text:p>2022</text:p>
          </table:table-cell>
          <table:table-cell table:style-name="ce29" table:formula="of:=[.F15]+1" office:value-type="float" office:value="2023" calcext:value-type="float">
            <text:p>2023</text:p>
          </table:table-cell>
          <table:table-cell table:style-name="ce29" table:formula="of:=[.G15]+1" office:value-type="float" office:value="2024" calcext:value-type="float">
            <text:p>2024</text:p>
          </table:table-cell>
          <table:table-cell table:style-name="ce29" table:formula="of:=[.H15]+1" office:value-type="float" office:value="2025" calcext:value-type="float">
            <text:p>2025</text:p>
          </table:table-cell>
          <table:table-cell table:style-name="ce29" table:formula="of:=[.I15]+1" office:value-type="float" office:value="2026" calcext:value-type="float">
            <text:p>2026</text:p>
          </table:table-cell>
          <table:table-cell table:style-name="ce29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32" office:value-type="string" calcext:value-type="string">
            <text:p>Proposed budget change real (%)</text:p>
          </table:table-cell>
          <table:table-cell table:number-columns-repeated="3" table:style-name="ce35" office:value-type="percentage" office:value="0.14" calcext:value-type="percentage">
            <text:p>14.00%</text:p>
          </table:table-cell>
          <table:table-cell table:number-columns-repeated="7" table:style-name="ce35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20" table:formula="of:=[.B16]+['Current Financials'.$B$17]" office:value-type="percentage" office:value="0.21" calcext:value-type="percentage">
            <text:p>21.00%</text:p>
          </table:table-cell>
          <table:table-cell table:style-name="ce20" table:formula="of:=[.C16]+['Current Financials'.$B$17]" office:value-type="percentage" office:value="0.21" calcext:value-type="percentage">
            <text:p>21.00%</text:p>
          </table:table-cell>
          <table:table-cell table:style-name="ce20" table:formula="of:=[.D16]+['Current Financials'.$B$17]" office:value-type="percentage" office:value="0.21" calcext:value-type="percentage">
            <text:p>21.00%</text:p>
          </table:table-cell>
          <table:table-cell table:style-name="ce20" table:formula="of:=[.E16]+['Current Financials'.$B$17]" office:value-type="percentage" office:value="0.07" calcext:value-type="percentage">
            <text:p>7.00%</text:p>
          </table:table-cell>
          <table:table-cell table:style-name="ce20" table:formula="of:=[.F16]+['Current Financials'.$B$17]" office:value-type="percentage" office:value="0.07" calcext:value-type="percentage">
            <text:p>7.00%</text:p>
          </table:table-cell>
          <table:table-cell table:style-name="ce20" table:formula="of:=[.G16]+['Current Financials'.$B$17]" office:value-type="percentage" office:value="0.07" calcext:value-type="percentage">
            <text:p>7.00%</text:p>
          </table:table-cell>
          <table:table-cell table:style-name="ce20" table:formula="of:=[.H16]+['Current Financials'.$B$17]" office:value-type="percentage" office:value="0.07" calcext:value-type="percentage">
            <text:p>7.00%</text:p>
          </table:table-cell>
          <table:table-cell table:style-name="ce20" table:formula="of:=[.I16]+['Current Financials'.$B$17]" office:value-type="percentage" office:value="0.07" calcext:value-type="percentage">
            <text:p>7.00%</text:p>
          </table:table-cell>
          <table:table-cell table:style-name="ce20" table:formula="of:=[.J16]+['Current Financials'.$B$17]" office:value-type="percentage" office:value="0.07" calcext:value-type="percentage">
            <text:p>7.00%</text:p>
          </table:table-cell>
          <table:table-cell table:style-name="ce20" table:formula="of:=[.K16]+['Current Financials'.$B$17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30" table:formula="of:=['Current Financials'.B16]" office:value-type="currency" office:currency="ZAR" office:value="570000" calcext:value-type="currency">
            <text:p>R 570,000</text:p>
          </table:table-cell>
          <table:table-cell table:style-name="ce30" table:formula="of:=[.B25]" office:value-type="currency" office:currency="ZAR" office:value="537584.418" calcext:value-type="currency">
            <text:p>R 537,584</text:p>
          </table:table-cell>
          <table:table-cell table:style-name="ce30" table:formula="of:=[.C25]" office:value-type="currency" office:currency="ZAR" office:value="906817.92768" calcext:value-type="currency">
            <text:p>R 906,818</text:p>
          </table:table-cell>
          <table:table-cell table:style-name="ce30" table:formula="of:=[.D25]" office:value-type="currency" office:currency="ZAR" office:value="1304704.5114978" calcext:value-type="currency">
            <text:p>R 1,304,705</text:p>
          </table:table-cell>
          <table:table-cell table:style-name="ce30" table:formula="of:=[.E25]" office:value-type="currency" office:currency="ZAR" office:value="279500.856476856" calcext:value-type="currency">
            <text:p>R 279,501</text:p>
          </table:table-cell>
          <table:table-cell table:style-name="ce30" table:formula="of:=[.F25]" office:value-type="currency" office:currency="ZAR" office:value="1006781.01420616" calcext:value-type="currency">
            <text:p>R 1,006,781</text:p>
          </table:table-cell>
          <table:table-cell table:style-name="ce30" table:formula="of:=[.G25]" office:value-type="currency" office:currency="ZAR" office:value="988292.723627527" calcext:value-type="currency">
            <text:p>R 988,293</text:p>
          </table:table-cell>
          <table:table-cell table:style-name="ce30" table:formula="of:=[.H25]" office:value-type="currency" office:currency="ZAR" office:value="1447822.53354827" calcext:value-type="currency">
            <text:p>R 1,447,823</text:p>
          </table:table-cell>
          <table:table-cell table:style-name="ce30" table:formula="of:=[.I25]" office:value-type="currency" office:currency="ZAR" office:value="2259157.45408062" calcext:value-type="currency">
            <text:p>R 2,259,157</text:p>
          </table:table-cell>
          <table:table-cell table:style-name="ce30" table:formula="of:=[.J25]" office:value-type="currency" office:currency="ZAR" office:value="3307112.82531532" calcext:value-type="currency">
            <text:p>R 3,307,113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30" table:formula="of:=['Current Financials'.B14]" office:value-type="currency" office:currency="ZAR" office:value="881569" calcext:value-type="currency">
            <text:p>R 881,569</text:p>
          </table:table-cell>
          <table:table-cell table:style-name="ce30" table:formula="of:=[.B19]*(1+['Current Financials'.$B$17])" office:value-type="currency" office:currency="ZAR" office:value="943278.83" calcext:value-type="currency">
            <text:p>R 943,279</text:p>
          </table:table-cell>
          <table:table-cell table:style-name="ce30" table:formula="of:=[.C19]*(1+['Current Financials'.$B$17])" office:value-type="currency" office:currency="ZAR" office:value="1009308.3481" calcext:value-type="currency">
            <text:p>R 1,009,308</text:p>
          </table:table-cell>
          <table:table-cell table:style-name="ce30" table:formula="of:=[.D19]*(1+['Current Financials'.$B$17])" office:value-type="currency" office:currency="ZAR" office:value="1079959.932467" calcext:value-type="currency">
            <text:p>R 1,079,960</text:p>
          </table:table-cell>
          <table:table-cell table:style-name="ce30" table:formula="of:=[.E19]*(1+['Current Financials'.$B$17])" office:value-type="currency" office:currency="ZAR" office:value="1155557.12773969" calcext:value-type="currency">
            <text:p>R 1,155,557</text:p>
          </table:table-cell>
          <table:table-cell table:style-name="ce30" table:formula="of:=[.F19]*(1+['Current Financials'.$B$17])" office:value-type="currency" office:currency="ZAR" office:value="1236446.12668147" calcext:value-type="currency">
            <text:p>R 1,236,446</text:p>
          </table:table-cell>
          <table:table-cell table:style-name="ce30" table:formula="of:=[.G19]*(1+['Current Financials'.$B$17])" office:value-type="currency" office:currency="ZAR" office:value="1322997.35554917" calcext:value-type="currency">
            <text:p>R 1,322,997</text:p>
          </table:table-cell>
          <table:table-cell table:style-name="ce30" table:formula="of:=[.H19]*(1+['Current Financials'.$B$17])" office:value-type="currency" office:currency="ZAR" office:value="1415607.17043761" calcext:value-type="currency">
            <text:p>R 1,415,607</text:p>
          </table:table-cell>
          <table:table-cell table:style-name="ce30" table:formula="of:=[.I19]*(1+['Current Financials'.$B$17])" office:value-type="currency" office:currency="ZAR" office:value="1514699.67236825" calcext:value-type="currency">
            <text:p>R 1,514,700</text:p>
          </table:table-cell>
          <table:table-cell table:style-name="ce30" table:formula="of:=[.J19]*(1+['Current Financials'.$B$17])" office:value-type="currency" office:currency="ZAR" office:value="1620728.64943402" calcext:value-type="currency">
            <text:p>R 1,620,729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30" table:formula="of:=['Current Financials'.B15]" office:value-type="currency" office:currency="ZAR" office:value="165000" calcext:value-type="currency">
            <text:p>R 165,000</text:p>
          </table:table-cell>
          <table:table-cell table:style-name="ce30" table:formula="of:=[.B20]*(1+['Current Financials'.$B$17])" office:value-type="currency" office:currency="ZAR" office:value="176550" calcext:value-type="currency">
            <text:p>R 176,550</text:p>
          </table:table-cell>
          <table:table-cell table:style-name="ce30" table:formula="of:=[.C20]*(1+['Current Financials'.$B$17])" office:value-type="currency" office:currency="ZAR" office:value="188908.5" calcext:value-type="currency">
            <text:p>R 188,909</text:p>
          </table:table-cell>
          <table:table-cell table:style-name="ce30" table:formula="of:=[.D20]*(1+['Current Financials'.$B$17])" office:value-type="currency" office:currency="ZAR" office:value="202132.095" calcext:value-type="currency">
            <text:p>R 202,132</text:p>
          </table:table-cell>
          <table:table-cell table:style-name="ce30" table:formula="of:=[.E20]*(1+['Current Financials'.$B$17])" office:value-type="currency" office:currency="ZAR" office:value="216281.34165" calcext:value-type="currency">
            <text:p>R 216,281</text:p>
          </table:table-cell>
          <table:table-cell table:style-name="ce30" table:formula="of:=[.F20]*(1+['Current Financials'.$B$17])" office:value-type="currency" office:currency="ZAR" office:value="231421.0355655" calcext:value-type="currency">
            <text:p>R 231,421</text:p>
          </table:table-cell>
          <table:table-cell table:style-name="ce30" table:formula="of:=[.G20]*(1+['Current Financials'.$B$17])" office:value-type="currency" office:currency="ZAR" office:value="247620.508055085" calcext:value-type="currency">
            <text:p>R 247,621</text:p>
          </table:table-cell>
          <table:table-cell table:style-name="ce30" table:formula="of:=[.H20]*(1+['Current Financials'.$B$17])" office:value-type="currency" office:currency="ZAR" office:value="264953.943618941" calcext:value-type="currency">
            <text:p>R 264,954</text:p>
          </table:table-cell>
          <table:table-cell table:style-name="ce30" table:formula="of:=[.I20]*(1+['Current Financials'.$B$17])" office:value-type="currency" office:currency="ZAR" office:value="283500.719672267" calcext:value-type="currency">
            <text:p>R 283,501</text:p>
          </table:table-cell>
          <table:table-cell table:style-name="ce30" table:formula="of:=[.J20]*(1+['Current Financials'.$B$17])" office:value-type="currency" office:currency="ZAR" office:value="303345.770049326" calcext:value-type="currency">
            <text:p>R 303,346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36" table:formula="of:=['Current Financials'.B13]*(1+[.B17])" office:value-type="currency" office:currency="ZAR" office:value="1098554.16" calcext:value-type="currency">
            <text:p>R 1,098,554</text:p>
          </table:table-cell>
          <table:table-cell table:style-name="ce36" table:formula="of:=[.B21]*(1+[.C17])" office:value-type="currency" office:currency="ZAR" office:value="1329250.5336" calcext:value-type="currency">
            <text:p>R 1,329,251</text:p>
          </table:table-cell>
          <table:table-cell table:style-name="ce36" table:formula="of:=[.C21]*(1+[.D17])" office:value-type="currency" office:currency="ZAR" office:value="1608393.145656" calcext:value-type="currency">
            <text:p>R 1,608,393</text:p>
          </table:table-cell>
          <table:table-cell table:style-name="ce36" table:formula="of:=[.D21]*(1+[.E17])" office:value-type="currency" office:currency="ZAR" office:value="1720980.66585192" calcext:value-type="currency">
            <text:p>R 1,720,981</text:p>
          </table:table-cell>
          <table:table-cell table:style-name="ce36" table:formula="of:=[.E21]*(1+[.F17])" office:value-type="currency" office:currency="ZAR" office:value="1841449.31246155" calcext:value-type="currency">
            <text:p>R 1,841,449</text:p>
          </table:table-cell>
          <table:table-cell table:style-name="ce36" table:formula="of:=[.F21]*(1+[.G17])" office:value-type="currency" office:currency="ZAR" office:value="1970350.76433386" calcext:value-type="currency">
            <text:p>R 1,970,351</text:p>
          </table:table-cell>
          <table:table-cell table:style-name="ce36" table:formula="of:=[.G21]*(1+[.H17])" office:value-type="currency" office:currency="ZAR" office:value="2108275.31783723" calcext:value-type="currency">
            <text:p>R 2,108,275</text:p>
          </table:table-cell>
          <table:table-cell table:style-name="ce36" table:formula="of:=[.H21]*(1+[.I17])" office:value-type="currency" office:currency="ZAR" office:value="2255854.59008584" calcext:value-type="currency">
            <text:p>R 2,255,855</text:p>
          </table:table-cell>
          <table:table-cell table:style-name="ce36" table:formula="of:=[.I21]*(1+[.J17])" office:value-type="currency" office:currency="ZAR" office:value="2413764.41139185" calcext:value-type="currency">
            <text:p>R 2,413,764</text:p>
          </table:table-cell>
          <table:table-cell table:style-name="ce36" table:formula="of:=[.J21]*(1+[.K17])" office:value-type="currency" office:currency="ZAR" office:value="2582727.92018928" calcext:value-type="currency">
            <text:p>R 2,582,728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30" table:formula="of:=[.B21]-[.B19]" office:value-type="currency" office:currency="ZAR" office:value="216985.16" calcext:value-type="currency">
            <text:p>R 216,985</text:p>
          </table:table-cell>
          <table:table-cell table:style-name="ce30" table:formula="of:=[.C21]-[.C19]" office:value-type="currency" office:currency="ZAR" office:value="385971.7036" calcext:value-type="currency">
            <text:p>R 385,972</text:p>
          </table:table-cell>
          <table:table-cell table:style-name="ce30" table:formula="of:=[.D21]-[.D19]" office:value-type="currency" office:currency="ZAR" office:value="599084.797556" calcext:value-type="currency">
            <text:p>R 599,085</text:p>
          </table:table-cell>
          <table:table-cell table:style-name="ce30" table:formula="of:=[.E21]-[.E19]" office:value-type="currency" office:currency="ZAR" office:value="641020.73338492" calcext:value-type="currency">
            <text:p>R 641,021</text:p>
          </table:table-cell>
          <table:table-cell table:style-name="ce30" table:formula="of:=[.F21]-[.F19]" office:value-type="currency" office:currency="ZAR" office:value="685892.184721864" calcext:value-type="currency">
            <text:p>R 685,892</text:p>
          </table:table-cell>
          <table:table-cell table:style-name="ce30" table:formula="of:=[.G21]-[.G19]" office:value-type="currency" office:currency="ZAR" office:value="733904.637652393" calcext:value-type="currency">
            <text:p>R 733,905</text:p>
          </table:table-cell>
          <table:table-cell table:style-name="ce30" table:formula="of:=[.H21]-[.H19]" office:value-type="currency" office:currency="ZAR" office:value="785277.962288064" calcext:value-type="currency">
            <text:p>R 785,278</text:p>
          </table:table-cell>
          <table:table-cell table:style-name="ce30" table:formula="of:=[.I21]-[.I19]" office:value-type="currency" office:currency="ZAR" office:value="840247.41964823" calcext:value-type="currency">
            <text:p>R 840,247</text:p>
          </table:table-cell>
          <table:table-cell table:style-name="ce30" table:formula="of:=[.J21]-[.J19]" office:value-type="currency" office:currency="ZAR" office:value="899064.739023599" calcext:value-type="currency">
            <text:p>R 899,065</text:p>
          </table:table-cell>
          <table:table-cell table:style-name="ce30" table:formula="of:=[.K21]-[.K19]" office:value-type="currency" office:currency="ZAR" office:value="961999.270755259" calcext:value-type="currency">
            <text:p>R 961,999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37" table:formula="of:=IF([.B18]&gt;['Current Financials'.$B$12];&quot;&quot;;IF([.B18]&gt;['Current Financials'.$B$12]/4;IF([.B22]&gt;[.B20]; &quot;&quot;; &quot;NOT OK1&quot;); IF([.B22]&gt;0.15*[.B19]; &quot;&quot;; &quot;NOT OK2&quot;)))">
            <text:p/>
          </table:table-cell>
          <table:table-cell table:style-name="ce37" table:formula="of:=IF([.C18]&gt;[.B19];&quot;&quot;;IF([.C18]&gt;[.B19]/4;IF([.C22]&gt;[.C20]; &quot;&quot;; &quot;NOT OK1&quot;); IF([.C22]&gt;0.15*[.C19]; &quot;&quot;; &quot;NOT OK2&quot;)))">
            <text:p/>
          </table:table-cell>
          <table:table-cell table:style-name="ce37" table:formula="of:=IF([.D18]&gt;[.C19];&quot;&quot;;IF([.D18]&gt;[.C19]/4;IF([.D22]&gt;[.D20]; &quot;&quot;; &quot;NOT OK1&quot;); IF([.D22]&gt;0.15*[.D19]; &quot;&quot;; &quot;NOT OK2&quot;)))">
            <text:p/>
          </table:table-cell>
          <table:table-cell table:style-name="ce37" table:formula="of:=IF([.E18]&gt;[.D19];&quot;&quot;;IF([.E18]&gt;[.D19]/4;IF([.E22]&gt;[.E20]; &quot;&quot;; &quot;NOT OK1&quot;); IF([.E22]&gt;0.15*[.E19]; &quot;&quot;; &quot;NOT OK2&quot;)))">
            <text:p/>
          </table:table-cell>
          <table:table-cell table:style-name="ce37" table:formula="of:=IF([.F18]&gt;[.E19];&quot;&quot;;IF([.F18]&gt;[.E19]/4;IF([.F22]&gt;[.F20]; &quot;&quot;; &quot;NOT OK1&quot;); IF([.F22]&gt;0.15*[.F19]; &quot;&quot;; &quot;NOT OK2&quot;)))">
            <text:p/>
          </table:table-cell>
          <table:table-cell table:style-name="ce37" table:formula="of:=IF([.G18]&gt;[.F19];&quot;&quot;;IF([.G18]&gt;[.F19]/4;IF([.G22]&gt;[.G20]; &quot;&quot;; &quot;NOT OK1&quot;); IF([.G22]&gt;0.15*[.G19]; &quot;&quot;; &quot;NOT OK2&quot;)))">
            <text:p/>
          </table:table-cell>
          <table:table-cell table:style-name="ce37" table:formula="of:=IF([.H18]&gt;[.G19];&quot;&quot;;IF([.H18]&gt;[.G19]/4;IF([.H22]&gt;[.H20]; &quot;&quot;; &quot;NOT OK1&quot;); IF([.H22]&gt;0.15*[.H19]; &quot;&quot;; &quot;NOT OK2&quot;)))">
            <text:p/>
          </table:table-cell>
          <table:table-cell table:style-name="ce37" table:formula="of:=IF([.I18]&gt;[.H19];&quot;&quot;;IF([.I18]&gt;[.H19]/4;IF([.I22]&gt;[.I20]; &quot;&quot;; &quot;NOT OK1&quot;); IF([.I22]&gt;0.15*[.I19]; &quot;&quot;; &quot;NOT OK2&quot;)))">
            <text:p/>
          </table:table-cell>
          <table:table-cell table:style-name="ce37" table:formula="of:=IF([.J18]&gt;[.I19];&quot;&quot;;IF([.J18]&gt;[.I19]/4;IF([.J22]&gt;[.J20]; &quot;&quot;; &quot;NOT OK1&quot;); IF([.J22]&gt;0.15*[.J19]; &quot;&quot;; &quot;NOT OK2&quot;)))">
            <text:p/>
          </table:table-cell>
          <table:table-cell table:style-name="ce37" table:formula="of:=IF([.K18]&gt;[.J19];&quot;&quot;;IF([.K18]&gt;[.J19]/4;IF([.K22]&gt;[.K20]; &quot;&quot;; &quot;NOT OK1&quot;); IF([.K22]&gt;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30" table:formula="of:=SUM(['Ten Year Plan'.G$16:'Ten Year Plan'.G$65])" office:value-type="currency" office:currency="ZAR" office:value="275000" calcext:value-type="currency">
            <text:p>R 275,000</text:p>
          </table:table-cell>
          <table:table-cell table:style-name="ce30" table:formula="of:=SUM(['Ten Year Plan'.H$16:'Ten Year Plan'.H$65])" office:value-type="currency" office:currency="ZAR" office:value="59920" calcext:value-type="currency">
            <text:p>R 59,920</text:p>
          </table:table-cell>
          <table:table-cell table:style-name="ce30" table:formula="of:=SUM(['Ten Year Plan'.I$16:'Ten Year Plan'.I$65])" office:value-type="currency" office:currency="ZAR" office:value="263327" calcext:value-type="currency">
            <text:p>R 263,327</text:p>
          </table:table-cell>
          <table:table-cell table:style-name="ce30" table:formula="of:=SUM(['Ten Year Plan'.J$16:'Ten Year Plan'.J$65])" office:value-type="currency" office:currency="ZAR" office:value="1679533.953" calcext:value-type="currency">
            <text:p>R 1,679,534</text:p>
          </table:table-cell>
          <table:table-cell table:style-name="ce30" table:formula="of:=SUM(['Ten Year Plan'.K$16:'Ten Year Plan'.K$65])" office:value-type="currency" office:currency="ZAR" office:value="6553.98005" calcext:value-type="currency">
            <text:p>R 6,554</text:p>
          </table:table-cell>
          <table:table-cell table:style-name="ce30" table:formula="of:=SUM(['Ten Year Plan'.L$16:'Ten Year Plan'.L$65])" office:value-type="currency" office:currency="ZAR" office:value="799454.486499" calcext:value-type="currency">
            <text:p>R 799,454</text:p>
          </table:table-cell>
          <table:table-cell table:style-name="ce30" table:formula="of:=SUM(['Ten Year Plan'.M$16:'Ten Year Plan'.M$65])" office:value-type="currency" office:currency="ZAR" office:value="394692.082536287" calcext:value-type="currency">
            <text:p>R 394,692</text:p>
          </table:table-cell>
          <table:table-cell table:style-name="ce30" table:formula="of:=SUM(['Ten Year Plan'.N$16:'Ten Year Plan'.N$65])" office:value-type="currency" office:currency="ZAR" office:value="136491.425500666" calcext:value-type="currency">
            <text:p>R 136,491</text:p>
          </table:table-cell>
          <table:table-cell table:style-name="ce30" table:formula="of:=SUM(['Ten Year Plan'.O$16:'Ten Year Plan'.O$65])" office:value-type="currency" office:currency="ZAR" office:value="8590.9308991596" calcext:value-type="currency">
            <text:p>R 8,591</text:p>
          </table:table-cell>
          <table:table-cell table:style-name="ce30" table:formula="of:=SUM(['Ten Year Plan'.P$16:'Ten Year Plan'.P$65])" office:value-type="currency" office:currency="ZAR" office:value="55153.7763726047" calcext:value-type="currency">
            <text:p>R 55,15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38" table:formula="of:=([.B18]+[.B22]-[.B24])*(1+['Current Financials'.$B$18])" office:value-type="currency" office:currency="ZAR" office:value="537584.418" calcext:value-type="currency">
            <text:p>R 537,584</text:p>
          </table:table-cell>
          <table:table-cell table:style-name="ce38" table:formula="of:=([.C18]+[.C22]-[.C24])*(1+['Current Financials'.$B$18])" office:value-type="currency" office:currency="ZAR" office:value="906817.92768" calcext:value-type="currency">
            <text:p>R 906,818</text:p>
          </table:table-cell>
          <table:table-cell table:style-name="ce38" table:formula="of:=([.D18]+[.D22]-[.D24])*(1+['Current Financials'.$B$18])" office:value-type="currency" office:currency="ZAR" office:value="1304704.5114978" calcext:value-type="currency">
            <text:p>R 1,304,705</text:p>
          </table:table-cell>
          <table:table-cell table:style-name="ce38" table:formula="of:=([.E18]+[.E22]-[.E24])*(1+['Current Financials'.$B$18])" office:value-type="currency" office:currency="ZAR" office:value="279500.856476856" calcext:value-type="currency">
            <text:p>R 279,501</text:p>
          </table:table-cell>
          <table:table-cell table:style-name="ce38" table:formula="of:=([.F18]+[.F22]-[.F24])*(1+['Current Financials'.$B$18])" office:value-type="currency" office:currency="ZAR" office:value="1006781.01420616" calcext:value-type="currency">
            <text:p>R 1,006,781</text:p>
          </table:table-cell>
          <table:table-cell table:style-name="ce38" table:formula="of:=([.G18]+[.G22]-[.G24])*(1+['Current Financials'.$B$18])" office:value-type="currency" office:currency="ZAR" office:value="988292.723627527" calcext:value-type="currency">
            <text:p>R 988,293</text:p>
          </table:table-cell>
          <table:table-cell table:style-name="ce38" table:formula="of:=([.H18]+[.H22]-[.H24])*(1+['Current Financials'.$B$18])" office:value-type="currency" office:currency="ZAR" office:value="1447822.53354827" calcext:value-type="currency">
            <text:p>R 1,447,823</text:p>
          </table:table-cell>
          <table:table-cell table:style-name="ce38" table:formula="of:=([.I18]+[.I22]-[.I24])*(1+['Current Financials'.$B$18])" office:value-type="currency" office:currency="ZAR" office:value="2259157.45408062" calcext:value-type="currency">
            <text:p>R 2,259,157</text:p>
          </table:table-cell>
          <table:table-cell table:style-name="ce38" table:formula="of:=([.J18]+[.J22]-[.J24])*(1+['Current Financials'.$B$18])" office:value-type="currency" office:currency="ZAR" office:value="3307112.82531532" calcext:value-type="currency">
            <text:p>R 3,307,113</text:p>
          </table:table-cell>
          <table:table-cell table:style-name="ce38" table:formula="of:=([.K18]+[.K22]-[.K24])*(1+['Current Financials'.$B$18])" office:value-type="currency" office:currency="ZAR" office:value="4424656.23568287" calcext:value-type="currency">
            <text:p>R 4,424,656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39" table:formula="of:=[.B25]/[.B19]*12" office:value-type="float" office:value="7.31764957252353" calcext:value-type="float">
            <text:p>7.3</text:p>
          </table:table-cell>
          <table:table-cell table:style-name="ce39" table:formula="of:=[.C25]/[.C19]*12" office:value-type="float" office:value="11.5361596020977" calcext:value-type="float">
            <text:p>11.5</text:p>
          </table:table-cell>
          <table:table-cell table:style-name="ce39" table:formula="of:=[.D25]/[.D19]*12" office:value-type="float" office:value="15.5120624608392" calcext:value-type="float">
            <text:p>15.5</text:p>
          </table:table-cell>
          <table:table-cell table:style-name="ce39" table:formula="of:=[.E25]/[.E19]*12" office:value-type="float" office:value="3.10568029136096" calcext:value-type="float">
            <text:p>3.1</text:p>
          </table:table-cell>
          <table:table-cell table:style-name="ce39" table:formula="of:=[.F25]/[.F19]*12" office:value-type="float" office:value="10.4550193845504" calcext:value-type="float">
            <text:p>10.5</text:p>
          </table:table-cell>
          <table:table-cell table:style-name="ce39" table:formula="of:=[.G25]/[.G19]*12" office:value-type="float" office:value="9.59161295232521" calcext:value-type="float">
            <text:p>9.6</text:p>
          </table:table-cell>
          <table:table-cell table:style-name="ce39" table:formula="of:=[.H25]/[.H19]*12" office:value-type="float" office:value="13.1322034240707" calcext:value-type="float">
            <text:p>13.1</text:p>
          </table:table-cell>
          <table:table-cell table:style-name="ce39" table:formula="of:=[.I25]/[.I19]*12" office:value-type="float" office:value="19.1507149830182" calcext:value-type="float">
            <text:p>19.2</text:p>
          </table:table-cell>
          <table:table-cell table:style-name="ce39" table:formula="of:=[.J25]/[.J19]*12" office:value-type="float" office:value="26.2001468857092" calcext:value-type="float">
            <text:p>26.2</text:p>
          </table:table-cell>
          <table:table-cell table:style-name="ce39" table:formula="of:=[.K25]/[.K19]*12" office:value-type="float" office:value="32.7604962414505" calcext:value-type="float">
            <text:p>32.8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40" table:formula="of:=IF([.B25]&gt;[.B19]/4;&quot;&quot;;&quot;NOT OK!&quot;)">
            <text:p/>
          </table:table-cell>
          <table:table-cell table:style-name="ce40" table:formula="of:=IF([.C25]&gt;[.C19]/4;&quot;&quot;;&quot;NOT OK!&quot;)">
            <text:p/>
          </table:table-cell>
          <table:table-cell table:style-name="ce40" table:formula="of:=IF([.D25]&gt;[.D19]/4;&quot;&quot;;&quot;NOT OK!&quot;)">
            <text:p/>
          </table:table-cell>
          <table:table-cell table:style-name="ce40" table:formula="of:=IF([.E25]&gt;[.E19]/4;&quot;&quot;;&quot;NOT OK!&quot;)">
            <text:p/>
          </table:table-cell>
          <table:table-cell table:style-name="ce40" table:formula="of:=IF([.F25]&gt;[.F19]/4;&quot;&quot;;&quot;NOT OK!&quot;)">
            <text:p/>
          </table:table-cell>
          <table:table-cell table:style-name="ce40" table:formula="of:=IF([.G25]&gt;[.G19]/4;&quot;&quot;;&quot;NOT OK!&quot;)">
            <text:p/>
          </table:table-cell>
          <table:table-cell table:style-name="ce40" table:formula="of:=IF([.H25]&gt;[.H19]/4;&quot;&quot;;&quot;NOT OK!&quot;)">
            <text:p/>
          </table:table-cell>
          <table:table-cell table:style-name="ce40" table:formula="of:=IF([.I25]&gt;[.I19]/4;&quot;&quot;;&quot;NOT OK!&quot;)">
            <text:p/>
          </table:table-cell>
          <table:table-cell table:style-name="ce40" table:formula="of:=IF([.J25]&gt;[.J19]/4;&quot;&quot;;&quot;NOT OK!&quot;)">
            <text:p/>
          </table:table-cell>
          <table:table-cell table:style-name="ce40" table:formula="of:=IF([.K25]&gt;[.K19]/4;&quot;&quot;;&quot;NOT OK!&quot;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33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34"/>
          <table:table-cell table:style-name="Default"/>
          <table:table-cell table:number-columns-repeated="9"/>
        </table:table-row>
        <table:table-row table:style-name="ro4">
          <table:table-cell table:style-name="ce34"/>
          <table:table-cell table:style-name="Default"/>
          <table:table-cell table:number-columns-repeated="9"/>
        </table:table-row>
      </table:table>
      <table:table table:name="Budget Summary" table:style-name="ta1">
        <table:table-column table:style-name="co11" table:default-cell-style-name="ce43"/>
        <table:table-column table:style-name="co12" table:default-cell-style-name="ce16"/>
        <table:table-row table:style-name="ro3">
          <table:table-cell table:style-name="ce22" office:value-type="string" calcext:value-type="string" table:number-columns-spanned="2" table:number-rows-spanned="1">
            <text:p>Budget Summary</text:p>
          </table:table-cell>
          <table:covered-table-cell/>
        </table:table-row>
        <table:table-row table:style-name="ro2">
          <table:table-cell table:style-name="ce41" office:value-type="string" calcext:value-type="string" table:number-columns-spanned="2" table:number-rows-spanned="1">
            <text:p>This worksheet summarizes the changes in the budget and</text:p>
          </table:table-cell>
          <table:covered-table-cell/>
        </table:table-row>
        <table:table-row table:style-name="ro2">
          <table:table-cell table:style-name="ce42" office:value-type="string" calcext:value-type="string" table:number-columns-spanned="2" table:number-rows-spanned="1">
            <text:p>reserves for the current year over the previous financial</text:p>
          </table:table-cell>
          <table:covered-table-cell/>
        </table:table-row>
        <table:table-row table:style-name="ro2">
          <table:table-cell table:style-name="ce42" office:value-type="string" calcext:value-type="string" table:number-columns-spanned="2" table:number-rows-spanned="1">
            <text:p>year.</text:p>
          </table:table-cell>
          <table:covered-table-cell/>
        </table:table-row>
        <table:table-row table:style-name="ro2">
          <table:table-cell table:style-name="ce42" table:number-columns-spanned="2" table:number-rows-spanned="1"/>
          <table:covered-table-cell/>
        </table:table-row>
        <table:table-row table:style-name="ro2">
          <table:table-cell table:style-name="ce6" table:number-columns-repeated="2"/>
        </table:table-row>
        <table:table-row table:style-name="ro2">
          <table:table-cell office:value-type="string" calcext:value-type="string">
            <text:p>Total budget</text:p>
          </table:table-cell>
          <table:table-cell table:style-name="ce30" table:formula="of:=['Planning and Projections'.B21]" office:value-type="currency" office:currency="ZAR" office:value="1098554.16" calcext:value-type="currency">
            <text:p>R 1,098,554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44" table:formula="of:=[.B7]/['Current Financials'.B13]-1" office:value-type="percentage" office:value="0.21" calcext:value-type="percentage">
            <text:p>21.0%</text:p>
          </table:table-cell>
        </table:table-row>
        <table:table-row table:style-name="ro2">
          <table:table-cell office:value-type="string" calcext:value-type="string">
            <text:p>Reserves at the start of the year</text:p>
          </table:table-cell>
          <table:table-cell table:style-name="ce30" table:formula="of:=['Planning and Projections'.B18]" office:value-type="currency" office:currency="ZAR" office:value="570000" calcext:value-type="currency">
            <text:p>R 570,000</text:p>
          </table:table-cell>
        </table:table-row>
        <table:table-row table:style-name="ro2">
          <table:table-cell office:value-type="string" calcext:value-type="string">
            <text:p>Anticipated reserves at year end</text:p>
          </table:table-cell>
          <table:table-cell table:style-name="ce30" table:formula="of:=['Planning and Projections'.B25]" office:value-type="currency" office:currency="ZAR" office:value="537584.418" calcext:value-type="currency">
            <text:p>R 537,584</text:p>
          </table:table-cell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45" table:formula="of:=([.B10]-[.B9])/[.B9]" office:value-type="percentage" office:value="-0.0568694421052633" calcext:value-type="percentage">
            <text:p>-5.7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46" table:formula="of:=['Planning and Projections'.B26]" office:value-type="float" office:value="7.31764957252353" calcext:value-type="float">
            <text:p>7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0:16:00.984231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5T10:34:39.573684212</dc:date>
    <meta:editing-duration>PT4H15M58S</meta:editing-duration>
    <meta:editing-cycles>23</meta:editing-cycles>
    <meta:generator>LibreOffice/5.0.6.2$Linux_X86_64 LibreOffice_project/00$Build-2</meta:generator>
    <meta:document-statistic meta:table-count="5" meta:cell-count="753" meta:object-count="0"/>
  </office:meta>
</office:document-meta>
</file>